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8080" draw:fill-color="#ff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true" fo:min-height="1.45cm" fo:min-width="3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tru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true" fo:min-height="1.079cm" fo:min-width="1.95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0.738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true" fo:min-height="0.993cm" fo:min-width="1.71cm"/>
    </style:style>
    <style:style style:name="gr7" style:family="graphic" style:parent-style-name="standard">
      <style:graphic-properties draw:stroke="none" svg:stroke-color="#000000" draw:fill="none" draw:fill-color="#ffffff" fo:min-height="3.66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true" fo:min-height="1.985cm" fo:min-width="2.5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true" fo:min-height="1.489cm" fo:min-width="2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true" fo:min-height="1.769cm" fo:min-width="4.896cm"/>
    </style:style>
    <style:style style:name="gr12" style:family="graphic" style:parent-style-name="standard">
      <style:graphic-properties svg:stroke-color="#000000" draw:fill-color="#ffff99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.5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2.364cm"/>
    </style:style>
    <style:style style:name="gr15" style:family="graphic" style:parent-style-name="standard">
      <style:graphic-properties draw:fill="solid" draw:fill-color="#eb613d" draw:textarea-horizontal-align="justify" draw:textarea-vertical-align="middle" draw:auto-grow-height="true" fo:min-height="0.497cm" fo:min-width="2.364cm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true" fo:min-height="0.497cm" fo:min-width="2.364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2.364cm"/>
    </style:style>
    <style:style style:name="gr18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color="#008080" draw:fill="solid" draw:fill-color="#99ccff" draw:textarea-horizontal-align="justify" draw:textarea-vertical-align="middle" draw:auto-grow-height="false"/>
    </style:style>
    <style:style style:name="gr20" style:family="graphic" style:parent-style-name="standard">
      <style:graphic-properties svg:stroke-color="#008080" draw:fill="solid" draw:fill-color="#99ccff" draw:fill-image-width="0cm" draw:fill-image-height="0cm" draw:textarea-horizontal-align="justify" draw:textarea-vertical-align="middle" draw:auto-grow-height="false"/>
    </style:style>
    <style:style style:name="gr21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.4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true" fo:min-height="0.85cm" fo:min-width="1.783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289cm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1.636cm"/>
    </style:style>
    <style:style style:name="gr27" style:family="graphic" style:parent-style-name="standard">
      <style:graphic-properties draw:fill="solid" draw:fill-color="#ffcc99" draw:textarea-horizontal-align="justify" draw:textarea-vertical-align="middle" draw:auto-grow-height="true" fo:min-height="1.985cm" fo:min-width="2.61cm"/>
    </style:style>
    <style:style style:name="gr28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.1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767cm"/>
    </style:style>
    <style:style style:name="gr30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super 58%"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7cm" svg:x="23cm" svg:y="1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7cm" svg:x="23.3cm" svg:y="14.2cm"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id="id4" draw:layer="layout" svg:width="3.635cm" svg:height="1.243cm" svg:x="11.765cm" svg:y="14.7cm">
          <text:p text:style-name="P3"><text:span text:style-name="T1">cycle based</text:span></text:p>
          <text:p text:style-name="P3"><text:span text:style-name="T1">C++ sim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3.165cm" svg:height="1.329cm" svg:x="13.893cm" svg:y="5.871cm">
          <text:p text:style-name="P3"><text:span text:style-name="T1">interconnect</text:span></text:p>
          <text:p text:style-name="P3"><text:span text:style-name="T1">hierarch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draw:id="id8" draw:layer="layout" svg:width="1.738cm" svg:height="0.747cm" svg:x="16.15cm" svg:y="10.753cm">
          <text:p text:style-name="P3"><text:span text:style-name="T1">bu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6" draw:layer="layout" svg:width="2.61cm" svg:height="1.243cm" svg:x="15.7cm" svg:y="12.1cm">
          <text:p text:style-name="P3"><text:span text:style-name="T1">bus</text:span></text:p>
          <text:p text:style-name="P3"><text:span text:style-name="T1">inter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6.6cm" svg:height="4.726cm" svg:x="0.8cm" svg:y="0.9cm">
          <draw:text-box>
            <text:list text:style-name="L1">
              <text:list-item>
                <text:p text:style-name="P4"><text:span text:style-name="T1">Fastpath Logic</text:span><text:span text:style-name="T2">®</text:span><text:span text:style-name="T1"> </text:span><text:span text:style-name="T3">© </text:span><text:span text:style-name="T1">2007</text:span></text:p>
              </text:list-item>
            </text:list>
            <text:list text:style-name="L1">
              <text:list-item>
                <text:p text:style-name="P4"><text:span text:style-name="T1">CSL and CSL compiler (cslc) </text:span></text:p>
              </text:list-item>
            </text:list>
            <text:list text:style-name="L1">
              <text:list-item>
                <text:p text:style-name="P4"><text:span text:style-name="T1">component relationships</text:span></text:p>
              </text:list-item>
            </text:list>
            <text:list text:style-name="L1">
              <text:list-item>
                <text:p text:style-name="P4"><text:span text:style-name="T1">Documentation</text:span></text:p>
              </text:list-item>
            </text:list>
            <text:list text:style-name="L1">
              <text:list-item>
                <text:p text:style-name="P4"><text:span text:style-name="T1">Architecture</text:span></text:p>
              </text:list-item>
            </text:list>
            <text:list text:style-name="L1">
              <text:list-item>
                <text:p text:style-name="P4"><text:span text:style-name="T1">Verification</text:span></text:p>
              </text:list-item>
            </text:list>
            <text:list text:style-name="L1">
              <text:list-item>
                <text:p text:style-name="P4"><text:span text:style-name="T1">Simulation </text:span></text:p>
              </text:list-item>
            </text:list>
            <text:list text:style-name="L1">
              <text:list-item>
                <text:p text:style-name="P4"><text:span text:style-name="T1">Design</text:span></text:p>
              </text:list-item>
            </text:list>
            <text:list text:style-name="L1">
              <text:list-item>
                <text:p text:style-name="P4"><text:span text:style-name="T1"/></text:p>
              </text:list-item>
            </text:list>
          </draw:text-box>
        </draw:frame>
        <draw:custom-shape draw:style-name="gr8" draw:text-style-name="P2" draw:id="id2" draw:layer="layout" svg:width="3cm" svg:height="2.235cm" svg:x="23.5cm" svg:y="16.165cm">
          <text:p text:style-name="P3"><text:span text:style-name="T1">verification</text:span></text:p>
          <text:p text:style-name="P3"><text:span text:style-name="T1">component</text:span></text:p>
          <text:p text:style-name="P3"><text:span text:style-name="T1">state data</text:span></text:p>
          <text:p text:style-name="P3"><text:span text:style-name="T1">memori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3" draw:layer="layout" svg:width="3cm" svg:height="1.739cm" svg:x="23.5cm" svg:y="12.313cm">
          <text:p text:style-name="P3"><text:span text:style-name="T1">verification</text:span></text:p>
          <text:p text:style-name="P3"><text:span text:style-name="T1">component</text:span></text:p>
          <text:p text:style-name="P3"><text:span text:style-name="T1">vectors 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25cm" svg:y1="15.7cm" svg:x2="25cm" svg:y2="16.165cm" draw:start-shape="id1" draw:start-glue-point="2" draw:end-shape="id2" draw:end-glue-point="0">
          <text:p text:style-name="P3"/>
        </draw:connector>
        <draw:connector draw:style-name="gr10" draw:text-style-name="P1" draw:layer="layout" draw:type="line" svg:x1="25cm" svg:y1="14.052cm" svg:x2="25cm" svg:y2="14.457cm" draw:start-shape="id3" draw:start-glue-point="2" draw:end-shape="id1" draw:end-glue-point="0">
          <text:p text:style-name="P3"/>
        </draw:connector>
        <draw:connector draw:style-name="gr10" draw:text-style-name="P1" draw:layer="layout" draw:type="curve" svg:x1="15.4cm" svg:y1="15.321cm" svg:x2="23.5cm" svg:y2="17.282cm" draw:start-shape="id4" draw:start-glue-point="1" draw:end-shape="id2" draw:end-glue-point="3">
          <text:p text:style-name="P3"/>
        </draw:connector>
        <draw:connector draw:style-name="gr10" draw:text-style-name="P1" draw:layer="layout" draw:type="curve" svg:x1="15.4cm" svg:y1="15.321cm" svg:x2="23.5cm" svg:y2="13.182cm" draw:start-shape="id4" draw:start-glue-point="1" draw:end-shape="id3" draw:end-glue-point="3">
          <text:p text:style-name="P3"/>
        </draw:connector>
        <draw:connector draw:style-name="gr10" draw:text-style-name="P1" draw:layer="layout" draw:type="curve" svg:x1="23.5cm" svg:y1="15.078cm" svg:x2="17.058cm" svg:y2="6.535cm" draw:start-shape="id1" draw:start-glue-point="3" draw:end-shape="id5" draw:end-glue-point="1">
          <text:p text:style-name="P3"/>
        </draw:connector>
        <draw:connector draw:style-name="gr10" draw:text-style-name="P1" draw:layer="layout" draw:type="curve" draw:line-skew="-1.555cm" svg:x1="18.31cm" svg:y1="12.721cm" svg:x2="23.5cm" svg:y2="15.078cm" draw:start-shape="id6" draw:start-glue-point="1" draw:end-shape="id1" draw:end-glue-point="3">
          <text:p text:style-name="P3"/>
        </draw:connector>
        <draw:connector draw:style-name="gr10" draw:text-style-name="P1" draw:layer="layout" draw:type="curve" svg:x1="23.5cm" svg:y1="13.182cm" svg:x2="17.058cm" svg:y2="6.535cm" draw:start-shape="id3" draw:start-glue-point="3" draw:end-shape="id5" draw:end-glue-point="1">
          <text:p text:style-name="P3"/>
        </draw:connector>
        <draw:custom-shape draw:style-name="gr11" draw:text-style-name="P2" draw:id="id7" draw:layer="layout" svg:width="5.396cm" svg:height="2.019cm" svg:x="10.866cm" svg:y="16.281cm">
          <text:p text:style-name="P3"><text:span text:style-name="T1">C++ libraries</text:span></text:p>
          <text:p text:style-name="P3"><text:span text:style-name="T1">verification component</text:span></text:p>
          <text:p text:style-name="P3"><text:span text:style-name="T1">cycle based simulato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3.582cm" svg:y1="15.943cm" svg:x2="13.564cm" svg:y2="16.281cm" draw:start-shape="id4" draw:start-glue-point="2" draw:end-shape="id7" draw:end-glue-point="0">
          <text:p text:style-name="P3"/>
        </draw:connector>
        <draw:connector draw:style-name="gr12" draw:text-style-name="P1" draw:layer="layout" draw:type="curve" svg:x1="16.262cm" svg:y1="17.29cm" svg:x2="23.5cm" svg:y2="17.282cm" draw:start-shape="id7" draw:start-glue-point="1" draw:end-shape="id2" draw:end-glue-point="3">
          <text:p text:style-name="P3"/>
        </draw:connector>
        <draw:connector draw:style-name="gr12" draw:text-style-name="P1" draw:layer="layout" draw:type="curve" svg:x1="16.262cm" svg:y1="17.29cm" svg:x2="23.5cm" svg:y2="13.182cm" draw:start-shape="id7" draw:start-glue-point="1" draw:end-shape="id3" draw:end-glue-point="3">
          <text:p text:style-name="P3"/>
        </draw:connector>
        <draw:connector draw:style-name="gr12" draw:text-style-name="P1" draw:layer="layout" draw:type="curve" draw:line-skew="0.388cm" svg:x1="25.05cm" svg:y1="9.8cm" svg:x2="26.5cm" svg:y2="17.282cm" draw:end-shape="id2" draw:end-glue-point="1">
          <text:p text:style-name="P3"/>
        </draw:connector>
        <draw:connector draw:style-name="gr12" draw:text-style-name="P1" draw:layer="layout" draw:type="curve" svg:x1="17.888cm" svg:y1="11.126cm" svg:x2="23.5cm" svg:y2="13.182cm" draw:start-shape="id8" draw:start-glue-point="1" draw:end-shape="id3">
          <text:p text:style-name="P3"/>
        </draw:connector>
        <draw:custom-shape draw:style-name="gr13" draw:text-style-name="P2" draw:id="id1" draw:layer="layout" svg:width="3cm" svg:height="1.243cm" svg:x="23.5cm" svg:y="14.457cm">
          <text:p text:style-name="P3"><text:span text:style-name="T1">test</text:span></text:p>
          <text:p text:style-name="P3"><text:span text:style-name="T1">benches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2.864cm" svg:height="0.747cm" svg:x="1.036cm" svg:y="5.815cm">
            <text:p text:style-name="P6"><text:span text:style-name="T1">release 2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5" draw:text-style-name="P2" draw:layer="layout" svg:width="2.864cm" svg:height="0.747cm" svg:x="1.036cm" svg:y="6.497cm">
            <text:p text:style-name="P6"><text:span text:style-name="T1">release 3.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864cm" svg:height="0.747cm" svg:x="1.036cm" svg:y="7.19cm">
            <text:p text:style-name="P6"><text:span text:style-name="T1">release 4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7" draw:text-style-name="P2" draw:layer="layout" svg:width="2.864cm" svg:height="0.747cm" svg:x="1.036cm" svg:y="5.053cm">
            <text:p text:style-name="P6"><text:span text:style-name="T1">release 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7" draw:layer="layout" svg:width="4.5cm" svg:height="0.7cm" svg:x="17.5cm" svg:y="17.8cm">
          <text:p text:style-name="P6"><text:span text:style-name="T1">group of ele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5cm" svg:height="0.7cm" svg:x="17.5cm" svg:y="18.5cm">
          <text:p text:style-name="P6"><text:span text:style-name="T1">group of elements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1" draw:layer="layout" svg:width="7.2cm" svg:height="6.5cm" svg:x="21.5cm" svg:y="3.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4.7cm" svg:height="5.8cm" svg:x="21.8cm" svg:y="3.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2.9cm" svg:height="1.9cm" svg:x="25.8cm" svg:y="5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3" draw:text-style-name="P2" draw:layer="layout" svg:width="2.283cm" svg:height="1.1cm" svg:x="23.317cm" svg:y="3.9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4" draw:text-style-name="P2" draw:id="id12" draw:layer="layout" svg:width="1.789cm" svg:height="0.747cm" svg:x="23.55cm" svg:y="4.1cm">
            <text:p text:style-name="P3"><text:span text:style-name="T1">FIFO'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cm" svg:height="1.9cm" svg:x="23cm" svg:y="5.1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6" draw:text-style-name="P2" draw:id="id11" draw:layer="layout" svg:width="2.136cm" svg:height="1.243cm" svg:x="23.203cm" svg:y="5.24cm">
            <text:p text:style-name="P3"><text:span text:style-name="T1">register</text:span></text:p>
            <text:p text:style-name="P3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id="id10" draw:layer="layout" svg:width="3.11cm" svg:height="2.235cm" svg:x="22.429cm" svg:y="7.113cm">
            <text:p text:style-name="P3"><text:span text:style-name="T1">multi </text:span></text:p>
            <text:p text:style-name="P3"><text:span text:style-name="T1">media </text:span></text:p>
            <text:p text:style-name="P3"><text:span text:style-name="T1">memory</text:span></text:p>
            <text:p text:style-name="P3"><text:span text:style-name="T1">component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6cm" svg:height="1.243cm" svg:x="26cm" svg:y="5.2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id="id9" draw:layer="layout" svg:width="2.267cm" svg:height="0.747cm" svg:x="26.132cm" svg:y="5.5cm">
            <text:p text:style-name="P3"><text:span text:style-name="T1">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0" draw:text-style-name="P1" draw:layer="layout" draw:type="line" svg:x1="26.132cm" svg:y1="5.873cm" svg:x2="25.539cm" svg:y2="8.23cm" draw:start-shape="id9" draw:start-glue-point="3" draw:end-shape="id10" draw:end-glue-point="1">
            <text:p text:style-name="P3"/>
          </draw:connector>
          <draw:connector draw:style-name="gr30" draw:text-style-name="P1" draw:layer="layout" draw:type="line" svg:x1="26.132cm" svg:y1="5.873cm" svg:x2="25.339cm" svg:y2="5.861cm" draw:start-shape="id9" draw:start-glue-point="3" draw:end-shape="id11" draw:end-glue-point="1">
            <text:p text:style-name="P3"/>
          </draw:connector>
          <draw:connector draw:style-name="gr30" draw:text-style-name="P1" draw:layer="layout" draw:type="line" svg:x1="26.132cm" svg:y1="5.873cm" svg:x2="25.339cm" svg:y2="4.473cm" draw:start-shape="id9" draw:start-glue-point="3" draw:end-shape="id12" draw:end-glue-point="1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Derek Pappas</meta:initial-creator>
    <meta:creation-date>2007-08-19T13:04:47</meta:creation-date>
    <dc:creator>a</dc:creator>
    <dc:date>2007-09-04T17:03:17</dc:date>
    <dc:language>en-AU</dc:language>
    <meta:editing-cycles>63</meta:editing-cycles>
    <meta:editing-duration>PT4H7M41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